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e0b39" officeooo:paragraph-rsid="000e0b39"/>
    </style:style>
    <style:style style:name="P3" style:family="paragraph" style:parent-style-name="Standard">
      <style:paragraph-properties fo:text-align="start" style:justify-single-word="false"/>
      <style:text-properties fo:font-weight="bold" officeooo:rsid="000e0b39" officeooo:paragraph-rsid="000e0b3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e3c3a" officeooo:paragraph-rsid="000e3c3a" style:font-weight-asian="bold" style:font-weight-complex="bold"/>
    </style:style>
    <style:style style:name="T1" style:family="text">
      <style:text-properties fo:font-size="18pt" fo:font-weight="bold" style:font-size-asian="15.75pt" style:font-weight-asian="bold" style:font-size-complex="18pt" style:font-weight-complex="bold"/>
    </style:style>
    <style:style style:name="T2" style:family="text">
      <style:text-properties fo:font-size="18pt" fo:font-weight="bold" officeooo:rsid="000e0b39" style:font-size-asian="15.75pt" style:font-weight-asian="bold" style:font-size-complex="18pt" style:font-weight-complex="bold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0e3c3a" style:font-size-asian="12.25pt" style:font-weight-asian="normal" style:font-size-complex="14pt" style:font-weight-complex="normal"/>
    </style:style>
    <style:style style:name="T6" style:family="text">
      <style:text-properties style:text-position="super 58%" fo:font-size="14pt" fo:font-weight="normal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<text:span text:style-name="T2">Assignment No.2 </text:span></text:p>
      <text:p text:style-name="P1"><text:span text:style-name="T2"><text:s/></text:span></text:p>
      <text:p text:style-name="P1"><text:span text:style-name="T2"/></text:p>
      <text:p text:style-name="P1"><text:span text:style-name="T2"/></text:p>
      <text:p text:style-name="P2"><text:span text:style-name="T1">1) </text:span><text:span text:style-name="T4">Which field of the customers table is the primary key?</text:span></text:p>
      <text:p text:style-name="P3"><text:span text:style-name="T3">Ans:- </text:span><text:span text:style-name="T4">Cnum.</text:span></text:p>
      <text:p text:style-name="P3"><text:span text:style-name="T3"/></text:p>
      <text:p text:style-name="P3"><text:span text:style-name="T3"/></text:p>
      <text:p text:style-name="P3"><text:span text:style-name="T3">2) <text:s/></text:span><text:span text:style-name="T4">What is the 4</text:span><text:span text:style-name="T6">th</text:span><text:span text:style-name="T4"> column of the customers table?</text:span></text:p>
      <text:p text:style-name="P3"><text:span text:style-name="T3">Ans:- </text:span><text:span text:style-name="T4">Rating.</text:span></text:p>
      <text:p text:style-name="P3"><text:span text:style-name="T4"/></text:p>
      <text:p text:style-name="P3"><text:span text:style-name="T4"/></text:p>
      <text:p text:style-name="P3"><text:span text:style-name="T3">3) </text:span><text:span text:style-name="T4">What is another word for row? For Column?</text:span></text:p>
      <text:p text:style-name="P3"><text:span text:style-name="T3">Ans:- </text:span><text:span text:style-name="T4">For row:- </text:span><text:span text:style-name="T5">We use tuples.</text:span></text:p>
      <text:p text:style-name="P3"><text:span text:style-name="T5"><text:s text:c="10"/>For column:- We use attributes.</text:span></text:p>
      <text:p text:style-name="P3"><text:span text:style-name="T5"/></text:p>
      <text:p text:style-name="P3"><text:span text:style-name="T5"/></text:p>
      <text:p text:style-name="P4"><text:span text:style-name="T3">4) </text:span><text:span text:style-name="T4">Why isn’t it possible to see the first five rows of a table?</text:span></text:p>
      <text:p text:style-name="P4"><text:span text:style-name="T3">Ans:- </text:span><text:span text:style-name="T4">When you select from table , order of rows in the output depends upon row address and order of row address is always in the asscending order so it is not possib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4:28:33.890159953</meta:creation-date>
    <dc:date>2024-03-09T14:45:31.434107553</dc:date>
    <meta:editing-duration>PT5M57S</meta:editing-duration>
    <meta:editing-cycles>1</meta:editing-cycles>
    <meta:document-statistic meta:table-count="0" meta:image-count="0" meta:object-count="0" meta:page-count="1" meta:paragraph-count="11" meta:word-count="94" meta:character-count="498" meta:non-whitespace-character-count="398"/>
    <meta:generator>LibreOffice/7.3.7.2$Linux_X86_64 LibreOffice_project/30$Build-2</meta:generator>
  </office:meta>
</office:document-meta>
</file>